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bastian Krause, Marcel Kirbst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on </meta:initial-creator>
    <meta:creation-date>2013-04-11T15:11:25</meta:creation-date>
    <dc:date>2013-04-11T15:17:19</dc:date>
    <dc:creator>neon </dc:creator>
    <meta:editing-duration>PT32S</meta:editing-duration>
    <meta:editing-cycles>2</meta:editing-cycles>
    <meta:generator>LibreOffice/3.5$Linux_X86_64 LibreOffice_project/350m1$Build-2</meta:generator>
    <meta:document-statistic meta:object-count="33"/>
  </office:meta>
</office:document-meta>
</file>